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marker-end="" draw:fill="none" draw:textarea-vertical-align="middle"/>
    </style:style>
    <style:style style:name="gr3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8pt" style:font-size-asian="8pt" style:font-size-complex="8pt"/>
    </style:style>
    <style:style style:name="P3" style:family="paragraph">
      <style:text-properties fo:font-family="'DejaVu Sans Mono'" style:font-family-generic="modern" style:font-pitch="fixed" fo:font-size="6pt" style:font-size-asian="6pt" style:font-size-complex="6pt"/>
    </style:style>
    <style:style style:name="T1" style:family="text">
      <style:text-properties fo:font-family="'DejaVu Sans Mono'" style:font-family-generic="modern" style:font-pitch="fixed" fo:font-size="8pt" style:font-size-asian="8pt" style:font-size-complex="8pt"/>
    </style:style>
    <style:style style:name="T2" style:family="text">
      <style:text-properties fo:font-family="'DejaVu Sans Mono'" style:font-family-generic="modern" style:font-pitch="fixed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1.535cm" svg:y="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022cm" svg:y="0.6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299cm" svg:y="0.5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786cm" svg:y="0.5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02cm" svg:y1="0.324cm" svg:x2="4.202cm" svg:y2="2.229cm">
          <text:p/>
        </draw:line>
        <draw:line draw:style-name="gr2" draw:text-style-name="P1" draw:layer="layout" svg:x1="7.1cm" svg:y1="0.324cm" svg:x2="7.1cm" svg:y2="2.229cm">
          <text:p/>
        </draw:line>
        <draw:line draw:style-name="gr3" draw:text-style-name="P1" draw:layer="layout" svg:x1="2.043cm" svg:y1="1.143cm" svg:x2="3.567cm" svg:y2="1.143cm">
          <text:p/>
        </draw:line>
        <draw:line draw:style-name="gr3" draw:text-style-name="P1" draw:layer="layout" svg:x1="6.563cm" svg:y1="1.143cm" svg:x2="7.96cm" svg:y2="1.143cm">
          <text:p/>
        </draw:line>
        <draw:line draw:style-name="gr3" draw:text-style-name="P1" draw:layer="layout" svg:x1="7.96cm" svg:y1="1.143cm" svg:x2="9.484cm" svg:y2="1.143cm">
          <text:p/>
        </draw:line>
        <draw:frame draw:style-name="gr4" draw:text-style-name="P2" draw:layer="layout" svg:width="1.349cm" svg:height="0.581cm" svg:x="1.335cm" svg:y="1.648cm">
          <draw:text-box>
            <text:p><text:span text:style-name="T1">first</text:span></text:p>
          </draw:text-box>
        </draw:frame>
        <draw:frame draw:style-name="gr4" draw:text-style-name="P2" draw:layer="layout" svg:width="1.179cm" svg:height="0.581cm" svg:x="2.805cm" svg:y="1.651cm">
          <draw:text-box>
            <text:p><text:span text:style-name="T1">last</text:span></text:p>
          </draw:text-box>
        </draw:frame>
        <draw:frame draw:style-name="gr4" draw:text-style-name="P2" draw:layer="layout" svg:width="1.349cm" svg:height="0.581cm" svg:x="7.235cm" svg:y="1.648cm">
          <draw:text-box>
            <text:p><text:span text:style-name="T1">first</text:span></text:p>
          </draw:text-box>
        </draw:frame>
        <draw:frame draw:style-name="gr4" draw:text-style-name="P2" draw:layer="layout" svg:width="1.179cm" svg:height="0.581cm" svg:x="8.736cm" svg:y="1.649cm">
          <draw:text-box>
            <text:p><text:span text:style-name="T1">last</text:span></text:p>
          </draw:text-box>
        </draw:frame>
        <draw:custom-shape draw:style-name="gr5" draw:text-style-name="P1" draw:layer="layout" svg:width="0.381cm" svg:height="2.54cm" draw:transform="rotate (1.5707963267949) translate (1.632cm 3.0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687cm" svg:height="0.581cm" svg:x="2.033cm" svg:y="3.143cm">
          <draw:text-box>
            <text:p><text:span text:style-name="T1">chunk 1</text:span></text:p>
          </draw:text-box>
        </draw:frame>
        <draw:custom-shape draw:style-name="gr5" draw:text-style-name="P1" draw:layer="layout" svg:width="0.381cm" svg:height="2.54cm" draw:transform="rotate (1.5707963267949) translate (7.388cm 3.0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687cm" svg:height="0.581cm" svg:x="7.733cm" svg:y="3.143cm">
          <draw:text-box>
            <text:p><text:span text:style-name="T1">chunk 3</text:span></text:p>
          </draw:text-box>
        </draw:frame>
        <draw:custom-shape draw:style-name="gr5" draw:text-style-name="P1" draw:layer="layout" svg:width="0.381cm" svg:height="1.651cm" draw:transform="rotate (1.5707963267949) translate (4.856cm 3.02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687cm" svg:height="0.581cm" svg:x="4.834cm" svg:y="3.144cm">
          <draw:text-box>
            <text:p><text:span text:style-name="T1">chunk 2</text:span></text:p>
          </draw:text-box>
        </draw:frame>
        <draw:frame draw:style-name="gr4" draw:text-style-name="P2" draw:layer="layout" svg:width="1.349cm" svg:height="0.581cm" svg:x="4.336cm" svg:y="1.649cm">
          <draw:text-box>
            <text:p><text:span text:style-name="T1">first</text:span></text:p>
          </draw:text-box>
        </draw:frame>
        <draw:frame draw:style-name="gr4" draw:text-style-name="P2" draw:layer="layout" svg:width="1.179cm" svg:height="0.581cm" svg:x="5.806cm" svg:y="1.652cm">
          <draw:text-box>
            <text:p><text:span text:style-name="T1">last</text:span></text:p>
          </draw:text-box>
        </draw:frame>
        <draw:custom-shape draw:style-name="gr1" draw:text-style-name="P1" draw:layer="layout" svg:width="1.016cm" svg:height="1.016cm" svg:x="4.509cm" svg:y="0.6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896cm" svg:y="0.59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629cm" svg:height="0.497cm" svg:x="1.999cm" svg:y="0.636cm">
          <draw:text-box>
            <text:p><text:span text:style-name="T2">1</text:span></text:p>
          </draw:text-box>
        </draw:frame>
        <draw:frame draw:style-name="gr4" draw:text-style-name="P3" draw:layer="layout" svg:width="0.629cm" svg:height="0.497cm" svg:x="3.5cm" svg:y="0.637cm">
          <draw:text-box>
            <text:p><text:span text:style-name="T2">2</text:span></text:p>
          </draw:text-box>
        </draw:frame>
        <draw:frame draw:style-name="gr4" draw:text-style-name="P3" draw:layer="layout" svg:width="0.629cm" svg:height="0.497cm" svg:x="4.901cm" svg:y="0.638cm">
          <draw:text-box>
            <text:p><text:span text:style-name="T2">2</text:span></text:p>
          </draw:text-box>
        </draw:frame>
        <draw:frame draw:style-name="gr4" draw:text-style-name="P3" draw:layer="layout" svg:width="0.629cm" svg:height="0.497cm" svg:x="6.302cm" svg:y="0.639cm">
          <draw:text-box>
            <text:p><text:span text:style-name="T2">2</text:span></text:p>
          </draw:text-box>
        </draw:frame>
        <draw:frame draw:style-name="gr4" draw:text-style-name="P3" draw:layer="layout" svg:width="0.629cm" svg:height="0.497cm" svg:x="7.803cm" svg:y="0.64cm">
          <draw:text-box>
            <text:p><text:span text:style-name="T2">3</text:span></text:p>
          </draw:text-box>
        </draw:frame>
        <draw:frame draw:style-name="gr4" draw:text-style-name="P3" draw:layer="layout" svg:width="0.629cm" svg:height="0.497cm" svg:x="9.204cm" svg:y="0.641cm">
          <draw:text-box>
            <text:p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08-25T16:11:26</dc:date>
    <meta:editing-duration>PT4H4M25S</meta:editing-duration>
    <meta:editing-cycles>11</meta:editing-cycles>
    <meta:document-statistic meta:object-count="29"/>
  </office:meta>
</office:document-meta>
</file>